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411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7.97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Nimbus Sans 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Nimbus Sans L" fo:font-size="10pt"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6.80000019073486pt" style:language-asian="en" style:country-asian="US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ce4" office:value-type="string">
            <text:p><text:a xlink:href="http://bugzilla.gnome.org/show_bug.cgi?id=412677">41267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ce4" office:value-type="string">
            <text:p><text:a xlink:href="http://bugzilla.gnome.org/show_bug.cgi?id=423435">4234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762">41476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table:style-name="ce4" office:value-type="string">
            <text:p><text:a xlink:href="http://bugzilla.gnome.org/show_bug.cgi?id=423427">4234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8025">42802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Links should not be spoken twice when down arrowing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657">41465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Linked headings should be announced as both heading and link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951">43395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aking changes in the Orca Preferences dialog resets the caretContext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738">4147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Flat review in Firefox doesn't start at caret posi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illie &amp; 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661">41266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Gecko.py: determine isUselessObject vs. isLayoutOnly relationship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5812">41581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sometimes provides incorrect information regarding table header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0540">4205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Firefox keyboard control wish list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655">43365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structural navigation should wrap at the end of a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5">419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ables with column headers have accessibility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0324">420324</text:a></text:p>
          </table:table-cell>
          <table:table-cell office:value-type="string">
            <text:p>nor </text:p>
          </table:table-cell>
          <table:table-cell office:value-type="string">
            <text:p>Nor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pending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ce4" office:value-type="string">
            <text:p><text:a xlink:href="http://bugzilla.gnome.org/show_bug.cgi?id=412837">4128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ce4" office:value-type="string">
            <text:p><text:a xlink:href="http://bugzilla.gnome.org/show_bug.cgi?id=415061">41506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6332">4163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.5">
            <text:p>28.5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623">43562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Platform Metabug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3909">41390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401">4334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"Frozen" cells seems to interfere with setting dynamic headers in Calc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252">41225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crash when using Orca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9390">42939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Implement verbalized links in OO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t detect miss-spelled words on the fly in Openoffic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1030">43103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Cannot use keyboard to navigate gnome-panel notification are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i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600">4346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ursor routing problem in gedi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9">41913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0402">4304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323">423323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[blocked] 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2487">42248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4149">42414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8287">41828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reat words separated by non-breaking spaces as a single word in OO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742">41974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Create a GUI interface to the pronunciation dictionary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5563">42556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structural navigation of PDF docum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436">4234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not access status bar information in Gedi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6" office:value-type="string">
            <text:p><text:a xlink:href="http://bugzilla.gnome.org/show_bug.cgi?id=405759">4057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 echo missing alpha numeric and punctuation key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2475">42247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323">4333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show the tabs list in Firefox 3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381455">38145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does not present labels around dialog text entri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add-on dialog buttons not spoken</text:p>
          </table:table-cell>
          <table:table-cell table:number-columns-repeated="24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2308">43230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roblem with Evolution and threads always speaking "expanded 0 items".</text:p>
          </table:table-cell>
          <table:table-cell table:number-columns-repeated="244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Opening URL in Freeloader hangs Orca</text:p>
          </table:table-cell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NO ID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23">4191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dified speech settings do not change immediately in preferences dialo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tworkManager applet not spoken when network is disconnect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announces incorrect info in Deskbar Appl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ext selected by the mous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564">43456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 wish for flat review to be able to move in smallish increm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failed to exit after stopping the full screen mag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Orca crashes and magnifier hangs if user enables the magnifier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skipped one line of web content in flatreview mode.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kiga conversation message cannot be read by orca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-system-monitor "Resources" tab is inaccessible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Previous link in desktop helper can not be read by orca.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Save As Encoded Text throws up a dialog that is not properly spoken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 not use agenda wizard in OpenOffice.org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GNOME 2.20</text:p>
          </table:table-cell>
          <table:table-cell table:style-name="ce4" office:value-type="string">
            <text:p><text:a xlink:href="http://bugzilla.gnome.org/show_bug.cgi?id=424528">42452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</text:p>
          </table:table-cell>
          <table:table-cell table:style-name="ce4" office:value-type="string">
            <text:p><text:a xlink:href="http://bugzilla.gnome.org/show_bug.cgi?id=424531">424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654">4346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kips a line in flat review mode or with braille navigation (braille up / down)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9">42452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6">4191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7">4191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8">4191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594">43459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status of controls not shown by orca in flat review mode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GNOME 2.22</text:p>
          </table:table-cell>
          <table:table-cell table:style-name="ce4" office:value-type="string">
            <text:p><text:a xlink:href="http://bugzilla.gnome.org/show_bug.cgi?id=431531">431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support for user-configurable character naming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2">42452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656">41265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5">42452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4">42452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ftp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rash at star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780">4347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provide access to text attributes in Firefox</text:p>
          </table:table-cell>
          <table:table-cell table:number-columns-repeated="24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359">4123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440">4234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5201">4152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1418">431418</text:a></text:p>
          </table:table-cell>
          <table:table-cell office:value-type="string">
            <text:p>tri</text:p>
          </table:table-cell>
          <table:table-cell office:value-type="string">
            <text:p>Low</text:p>
          </table:table-cell>
          <table:table-cell office:value-type="string">
            <text:p>Orca abruptly terminates if it wants to open debug.out in a directory that it doesn't have write permission for.</text:p>
          </table:table-cell>
          <table:table-cell table:number-columns-repeated="24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42">4191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58">436658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speaks "filler" for SwingSet2 demo/source tab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908">435908</text:a> </text:p>
            <draw:frame table:end-cell-address="Sheet1.D155" table:end-x="0.1665in" table:end-y="0.0476in" draw:z-index="0" draw:name="http://bugzilla.gnome.org/images/emblems/P.png" draw:style-name="gr1" draw:text-style-name="P1" svg:width="0.1661in" svg:height="0.1661in" svg:x="0in" svg:y="0.1079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un Download Manager download status when it chang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900">43590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speak raw HTML in Sun Download Manager Hints dialog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41">436641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Flat review does not refresh itself in some cas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391">436391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Querying the value of the progress bar in Firefox crashes Firefox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85">43558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GIVING UP AFTER 5 TRIES Advanced Settings tree table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7">43556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AttributeError: 'NoneType' object has no attribute 'getNSelections' traceback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898">435898</text:a> </text:p>
          </table:table-cell>
          <table:table-cell office:value-type="string">
            <text:p>maj </text:p>
          </table:table-cell>
          <table:table-cell office:value-type="string">
            <text:p>Nor </text:p>
          </table:table-cell>
          <table:table-cell office:value-type="string">
            <text:p>[blocked] LABEL_FOR relations not set in Sun Download Manager's Set Options and Proxies" dialog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852">435852</text:a> </text:p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Orca and OpenOffice Calc have a memory lovefest.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4940">43494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Orca does not speak page tabs in the Java Control Panel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004">437004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[pending] Add in hooks for allowing activation/deactivation script methods.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926">436926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Keyboard bindings should be more easily definable for different local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226">437226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should handle Java labels and text where LABEL_FOR is not set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049">437049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Java Control Panel spinbox chang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64">436664</text:a> </text:p>
            <draw:frame table:end-cell-address="Sheet1.D168" table:end-x="0.1665in" table:end-y="0.1236in" draw:z-index="1" draw:name="http://bugzilla.gnome.org/images/emblems/P.png" draw:style-name="gr1" draw:text-style-name="P1" svg:width="0.1661in" svg:height="0.1661in" svg:x="0in" svg:y="0.1839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Cannot flat-review SwingSet2 JEditorPane or JTextArea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61">436661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speaks SwingSet2 toolbar image paths instead of item nam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888">436888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Include widget status information in braille for flat review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74">436674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only visits right-most tree nodes in SwingSet2 JTree demo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83">43528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braille Eclipse workbench tab pan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67">43526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hyperlinks in Eclipse dialog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01">435301</text:a> </text:p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NetBeans installation is not accessible with Orca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90">43529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the Eclipse Help Contents frame-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53">435253</text:a> </text:p>
            <draw:frame table:end-cell-address="Sheet1.D176" table:end-x="0.1665in" table:end-y="0.163in" draw:z-index="2" draw:name="http://bugzilla.gnome.org/images/emblems/P.png" draw:style-name="gr1" draw:text-style-name="P1" svg:width="0.1661in" svg:height="0.1665in" svg:x="0in" svg:y="0.2228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tatic text in Eclipse dialog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01">435201</text:a> </text:p>
            <draw:frame table:end-cell-address="Sheet1.D177" table:end-x="0.1665in" table:end-y="0.1031in" draw:z-index="3" draw:name="http://bugzilla.gnome.org/images/emblems/P.png" draw:style-name="gr1" draw:text-style-name="P1" svg:width="0.1661in" svg:height="0.1657in" svg:x="0in" svg:y="0.1642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is too chatty when navigating by paragraph in OOo Writer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199">435199</text:a> </text:p>
            <draw:frame table:end-cell-address="Sheet1.D178" table:end-x="0.1665in" table:end-y="0.0433in" draw:z-index="4" draw:name="http://bugzilla.gnome.org/images/emblems/P.png" draw:style-name="gr1" draw:text-style-name="P1" svg:width="0.1661in" svg:height="0.1661in" svg:x="0in" svg:y="0.1035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Orca is bloating the swap partition, so the system is no more usable after a short time.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47">43524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_gui_prefs.py traceback running orca --setup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26">435226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Where-am-I doesn't correctly handle multiple selected paragraphs in OOo Writer and Evolution.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53">43555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KeyError: 'startOffset' during Java ControlPanel flat-review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35">43553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tatic text in java ControlPanel tab page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5">43556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AttributeError: 'NoneType' object has no attribute 'getTextAtOffset'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08">435308</text:a> </text:p>
          </table:table-cell>
          <table:table-cell office:value-type="string">
            <text:p>maj </text:p>
          </table:table-cell>
          <table:table-cell office:value-type="string">
            <text:p>Nor </text:p>
          </table:table-cell>
          <table:table-cell office:value-type="string">
            <text:p>Orca does not speak NetBeans main window content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49">435349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Ctrl-C does not stop endless speech in NetBeans program editor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53">43535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"where am I" does not speak information about any NetBeans components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3">43556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LABEL_FOR relations not set in Java Control Panel "Temporary Files Settings" page 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54">435354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does not work in NetBeans 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5" office:value-type="string">
            <text:p><text:a xlink:href="http://bugzilla.gnome.org/show_bug.cgi?id=433818">433818</text:a> </text:p>
          </table:table-cell>
          <table:table-cell office:value-type="string">
            <text:p>enh </text:p>
          </table:table-cell>
          <table:table-cell office:value-type="string">
            <text:p>Low </text:p>
          </table:table-cell>
          <table:table-cell office:value-type="string">
            <text:p>Messages on system tab of gnome-system-monitor are not reported by orca.</text:p>
          </table:table-cell>
          <table:table-cell table:number-columns-repeated="244"/>
        </table:table-row>
        <table:table-row table:style-name="ro2" table:number-rows-repeated="65347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1" style:language-asian="en" style:country-asian="US" style:font-name-complex="DejaVu Sans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05/10/2007</text:date>, <text:time>12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10T12:29:58</dc:date>
    <meta:printed-by>Willie Walker</meta:printed-by>
    <meta:print-date>2007-03-27T09:08:39</meta:print-date>
    <dc:language>en-US</dc:language>
    <meta:editing-cycles>188</meta:editing-cycles>
    <meta:editing-duration>P7DT9H42M50S</meta:editing-duration>
    <meta:user-defined meta:name="Info 1"/>
    <meta:user-defined meta:name="Info 2"/>
    <meta:user-defined meta:name="Info 3"/>
    <meta:user-defined meta:name="Info 4"/>
    <meta:document-statistic meta:table-count="1" meta:cell-count="1228" meta:object-count="5"/>
  </office:meta>
</office:document-meta>
</file>